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2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fr" fo:country="FR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fo:font-size="19.7000007629395pt" style:font-size-asian="19.7000007629395pt" style:font-size-complex="19.7000007629395pt"/>
    </style:style>
    <style:style style:name="T6" style:family="text">
      <style:text-properties fo:font-size="17.2999992370605pt" style:font-size-asian="17.2999992370605pt" style:font-size-complex="17.2999992370605pt"/>
    </style:style>
    <style:style style:name="T7" style:family="text">
      <style:text-properties fo:font-size="14.8000001907349pt" style:font-size-asian="14.8000001907349pt" style:font-size-complex="14.8000001907349pt"/>
    </style:style>
    <style:style style:name="T8" style:family="text">
      <style:text-properties fo:font-size="17.1000003814697pt" style:font-size-asian="17.1000003814697pt" style:font-size-complex="17.1000003814697pt"/>
    </style:style>
    <style:style style:name="T9" style:family="text">
      <style:text-properties fo:font-size="15.8000001907349pt" style:font-size-asian="15.8000001907349pt" style:font-size-complex="15.8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cument de travail - Agile Grenoble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BDD démystifié</text:p>
          </draw:text-box>
        </draw:frame>
        <draw:frame presentation:style-name="pr2" draw:layer="layout" svg:width="27.686cm" svg:height="14.083cm" svg:x="0cm" svg:y="4.537cm" presentation:class="subtitle" presentation:user-transformed="true">
          <draw:text-box>
            <text:p text:style-name="P1"><text:span text:style-name="T1"><text:s text:c="4"/></text:span><text:span text:style-name="T1">Autres titres pouvant être envisagés :</text:span></text:p>
            <text:p text:style-name="P1"><text:span text:style-name="T1"/></text:p>
            <text:p>Spécification par l'exemple par l'exemple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Le BDD démystifié </text:p>
            <text:p/>
            <text:p>Tests fonctionnels en premier</text:p>
            <text:p/>
            <text:p>BDD n'est pas Base De Donné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ôle</text:p>
                <text:list>
                  <text:list-item>
                    <text:p>Dev, PO, Testeur, Scrum master</text:p>
                  </text:list-item>
                </text:list>
              </text:list-item>
              <text:list-item>
                <text:p>Niveau</text:p>
                <text:list>
                  <text:list-item>
                    <text:p>Pas ou peu de pratique du BDD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<text:a xlink:href="https://docs.google.com/forms/d/e/1FAIpQLSdNXuLYDPJSi8I5rVatFISpC9sofuYp9J35ci7WB3lpcU_yTQ/viewform?edit2=2_ABaOnueY2fDbbcSwdxt31j6vidTdBP5j0hnwjqfD1LQa-_jZ8yhz4xtw55KpLg" xlink:type="simple">Candidature</text:a></text:p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ro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 pour vous BDD, c'est Base De Données, vous allez revoir la manière de spécifier et développer un projet.</text:p>
              </text:list-item>
              <text:list-item>
                <text:p>Si pour vous BDD, c'est Behavior Driven Development, vous allez apprendre des trucs et astuces issus de la pratique.</text:p>
              </text:list-item>
              <text:list-item>
                <text:p>Si pour vous BDD, c'est des années de pratique de spécifications par l'exemple, vous allez sûrement avoir une autre approche du sujet.</text:p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e la présentation (1/2)</text:p>
          </draw:text-box>
        </draw:frame>
        <draw:frame presentation:style-name="pr4" draw:layer="layout" svg:width="24.508cm" svg:height="12.179cm" svg:x="1.4cm" svg:y="4.914cm" presentation:class="outline" presentation:user-transformed="true">
          <draw:text-box>
            <text:list text:style-name="L2">
              <text:list-item>
                <text:p>Faire comprendre ce qu'est le BDD :</text:p>
                <text:list>
                  <text:list-item>
                    <text:p>BDD est à la fois des tests, de la spécification et de la documentation</text:p>
                  </text:list-item>
                  <text:list-item>
                    <text:p>Positionnement par rapport aux autres tests</text:p>
                  </text:list-item>
                  <text:list-item>
                    <text:p>Comprendre qui est impliqué</text:p>
                  </text:list-item>
                  <text:list-item>
                    <text:p>Une méthode permettant d'écrire des spécifications lisibles</text:p>
                  </text:list-item>
                  <text:list-item>
                    <text:p>Une documentation fonctionnelle à jour toujours</text:p>
                  </text:list-item>
                  <text:list-item>
                    <text:p>Comprendre par un exemple concret déroulé de A à Z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But de la présentation (2/2)</text:p>
          </draw:text-box>
        </draw:frame>
        <draw:frame presentation:style-name="pr4" draw:layer="layout" svg:width="26.032cm" svg:height="12.179cm" svg:x="1.4cm" svg:y="4.914cm" presentation:class="outline" presentation:user-transformed="true">
          <draw:text-box>
            <text:list text:style-name="L2">
              <text:list-item>
                <text:p>Faire comprendre les avantages réels </text:p>
                <text:list>
                  <text:list-item>
                    <text:p>Boucle de rétroaction très courte pour le PO</text:p>
                  </text:list-item>
                  <text:list-item>
                    <text:p>Définition au plus tôt de toutes les entrées sorties nécessaires </text:p>
                    <text:list>
                      <text:list-item>
                        <text:p>Grâce au déroulement de l'algorithme face au scénario</text:p>
                      </text:list-item>
                    </text:list>
                  </text:list-item>
                  <text:list-item>
                    <text:p>Meilleur compréhension d'une nouvelle fonctionnalité par l'équipe grâce à la déclinaison en différents scénarios : </text:p>
                    <text:list>
                      <text:list-item>
                        <text:p>Exemple concret permettant de dérouler l'algorithme qui sera implémenté</text:p>
                      </text:list-item>
                      <text:list-item>
                        <text:p>Différent niveau d'abstraction</text:p>
                      </text:list-item>
                      <text:list-item>
                        <text:p>Couverture des cas limites et cas d'erreur</text:p>
                      </text:list-item>
                    </text:list>
                  </text:list-item>
                </text:list>
              </text:list-item>
              <text:list-item>
                <text:p>Donner envie d'essayer ou de réessayer</text:p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enu (1/4)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Qui suis je : développeur décomplexé ayant eu des expériences diverses avec le BDD (échecs et succès)</text:p>
                  </text:list-item>
                  <text:list-item>
                    <text:p>But de la présentation</text:p>
                  </text:list-item>
                </text:list>
              </text:list-item>
              <text:list-item>
                <text:p>Constats</text:p>
                <text:list>
                  <text:list-item>
                    <text:p>L'expression des besoins est difficile :</text:p>
                    <text:list>
                      <text:list-item>
                        <text:p>Des éléments sous entendu peuvent être oublié lors du développement</text:p>
                      </text:list-item>
                      <text:list-item>
                        <text:p>Des cas d'erreur ou cas limites peuvent être géré quel lors du développement </text:p>
                      </text:list-item>
                      <text:list-item>
                        <text:p>Sans cas précis, l'interprétation du besoin exprimé peut divergé du besoin réel </text:p>
                      </text:list-item>
                      <text:list-item>
                        <text:p>La boucle de rétro action est trop longue entre l'expression du besoin et la démonstration du produit</text:p>
                      </text:list-item>
                    </text:list>
                  </text:list-item>
                  <text:list-item>
                    <text:p>Tests fonctionnels : peu de confiance</text:p>
                    <text:list>
                      <text:list-item>
                        <text:p>Lors que les tests fonctionnels sont écrit après :</text:p>
                        <text:list>
                          <text:list-item>
                            <text:p>Ne sont pas exhaustifs</text:p>
                          </text:list-item>
                          <text:list-item>
                            <text:p>Sont difficiles à écrire</text:p>
                          </text:list-item>
                          <text:list-item>
                            <text:p>Sont fragiles</text:p>
                          </text:list-item>
                        </text:list>
                      </text:list-item>
                    </text:list>
                  </text:list-item>
                  <text:list-item>
                    <text:p>Documentation fonctionnelle : peu de confiance</text:p>
                    <text:list>
                      <text:list-item>
                        <text:p>Dans un cycle itératif de développement la documentation suit difficilement l'état réel du produit. On ne peut jamais savoir si la documentation est juste, même si elle l'est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enu (2/4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sitionnement du BDD par rapport aux autres tests</text:p>
                <text:list>
                  <text:list-item>
                    <text:p>Tests de systèmes, tests de silo, test d'intégration, tests de composants, tests unitaires…</text:p>
                  </text:list-item>
                  <text:list-item>
                    <text:p>Ce qui est mocké, ce qui ne l'est pas</text:p>
                  </text:list-item>
                </text:list>
              </text:list-item>
              <text:list-item>
                <text:p>BDD la feuille de route</text:p>
                <text:list>
                  <text:list-item>
                    <text:p>Écriture des scénarios : </text:p>
                    <text:list>
                      <text:list-item>
                        <text:p>collaboration PO/DEV</text:p>
                      </text:list-item>
                      <text:list-item>
                        <text:p>given, when, then</text:p>
                      </text:list-item>
                      <text:list-item>
                        <text:p>phrase exécutable réutilisable</text:p>
                      </text:list-item>
                      <text:list-item>
                        <text:p>envisager les cas nominaux, limites et d'erreur</text:p>
                      </text:list-item>
                      <text:list-item>
                        <text:p>envisager différents niveaux d'abstraction pour différent niveau de lecture :</text:p>
                        <text:list>
                          <text:list-item>
                            <text:p>Haut niveau : toutes les personnes de l'entreprise peuvent les comprendre</text:p>
                          </text:list-item>
                          <text:list-item>
                            <text:p>Fonctionnel : toutes les personnes de l'équipe peuvent les comprendre</text:p>
                          </text:list-item>
                          <text:list-item>
                            <text:p>Technique : les développeurs de l'équipe peuvent en avoir besoin</text:p>
                          </text:list-item>
                        </text:list>
                      </text:list-item>
                      <text:list-item>
                        <text:p>boucle de rétroaction très courte pour le PO</text:p>
                      </text:list-item>
                      <text:list-item>
                        <text:p>déroulement de l'algorithme qui va être implémenté grâce aux exemples</text:p>
                      </text:list-item>
                    </text:list>
                  </text:list-item>
                  <text:list-item>
                    <text:p>(...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enu (3/4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BDD la feuille de route</text:span></text:p>
                <text:list>
                  <text:list-item>
                    <text:p><text:span text:style-name="T6">(...)</text:span></text:p>
                  </text:list-item>
                  <text:list-item>
                    <text:p><text:span text:style-name="T6">Rendre les scénarios exécutables</text:span></text:p>
                    <text:list>
                      <text:list-item>
                        <text:p><text:span text:style-name="T7">Ce qui doit être mocké </text:span></text:p>
                      </text:list-item>
                      <text:list-item>
                        <text:p><text:span text:style-name="T7">Ce qui doit être vérifié</text:span></text:p>
                      </text:list-item>
                      <text:list-item>
                        <text:p><text:span text:style-name="T7">Ce qui doit être exécuté réellement</text:span></text:p>
                      </text:list-item>
                      <text:list-item>
                        <text:p><text:span text:style-name="T7">La documentation exécutable</text:span></text:p>
                      </text:list-item>
                      <text:list-item>
                        <text:p><text:span text:style-name="T7">Test de non régression périodique de la documentation</text:span></text:p>
                      </text:list-item>
                    </text:list>
                  </text:list-item>
                  <text:list-item>
                    <text:p><text:span text:style-name="T8">Exposer la documentation générée</text:span></text:p>
                    <text:list>
                      <text:list-item>
                        <text:p><text:span text:style-name="T7">L'intégrer à plusieurs endroit dans la documentation projet en fonction du niveau d'abstraction et du type de test</text:span></text:p>
                      </text:list-item>
                      <text:list-item>
                        <text:p><text:span text:style-name="T7">Rendre bien visible que la documentation est générée depuis le code =&gt; on peut lui faire confiance</text:span></text:p>
                      </text:list-item>
                    </text:list>
                  </text:list-item>
                  <text:list-item>
                    <text:p><text:span text:style-name="T9">Enrichissement des scénarios</text:span></text:p>
                    <text:list>
                      <text:list-item>
                        <text:p><text:span text:style-name="T7">On peut si besoin enrichir les scénarios à postériori en réutilisant les phrases exécutables déjà implémentée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enu (4/4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écification par l'exemple par l'exemple</text:p>
                <text:list>
                  <text:list-item>
                    <text:p>Déroulement d'un exemple complet de A à Z</text:p>
                    <text:list>
                      <text:list-item>
                        <text:p>Sujet : trouver un sujet qui parle à tout le monde. Par exemple : dans le cadre d'une bibliothèque, donner des suggestions à un utilisateur. </text:p>
                      </text:list-item>
                    </text:list>
                  </text:list-item>
                  <text:list-item>
                    <text:p>Points abordés :</text:p>
                    <text:list>
                      <text:list-item>
                        <text:p>Éclairage sur une fonctionnalité grâce un scénario : grâce à l'exemple donné par le scénario</text:p>
                      </text:list-item>
                      <text:list-item>
                        <text:p>Différents type de scénarios : cas nominal, cas limite, cas d'erreur</text:p>
                      </text:list-item>
                      <text:list-item>
                        <text:p>Niveau d'abstraction des scénarios : haut niveau, fonctionnel, technique</text:p>
                      </text:list-item>
                      <text:list-item>
                        <text:p>Réutilisation d'une phrase exécutable entre != scénario</text:p>
                      </text:list-item>
                      <text:list-item>
                        <text:p>Réutilisation d'une phrase exécutable entre != niveau d'abstraction</text:p>
                      </text:list-item>
                      <text:list-item>
                        <text:p>Boucles TDD/BDD</text:p>
                      </text:list-item>
                      <text:list-item>
                        <text:p>Le code est tiré par le BDD : on écrit uniquement le code nécessaire ni plus ni moins </text:p>
                      </text:list-item>
                      <text:list-item>
                        <text:p>Nécessité d'avoir un code flexible pour mocker les interactions</text:p>
                      </text:list-item>
                      <text:list-item>
                        <text:p>Génération de la documentation exécutabl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clusion (1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mentation fonctionnelle</text:p>
                <text:list>
                  <text:list-item>
                    <text:p>Précision : série d'exemple</text:p>
                  </text:list-item>
                  <text:list-item>
                    <text:p>Exhaustivité : le code est tiré par les scénarios</text:p>
                  </text:list-item>
                  <text:list-item>
                    <text:p>Lisibilité : différent niveau d'abstraction</text:p>
                  </text:list-item>
                </text:list>
              </text:list-item>
              <text:list-item>
                <text:p>Confiance</text:p>
                <text:list>
                  <text:list-item>
                    <text:p>Documentation fonctionnelle : test périodique de non régression de la documentation</text:p>
                  </text:list-item>
                  <text:list-item>
                    <text:p>Produit délivré</text:p>
                  </text:list-item>
                </text:list>
              </text:list-item>
              <text:list-item>
                <text:p>Vélocité</text:p>
                <text:list>
                  <text:list-item>
                    <text:p>Boucle de rétroaction très courte pour le PO</text:p>
                  </text:list-item>
                  <text:list-item>
                    <text:p>Exécution rapide des tests fonctionnels =&gt; en cas de changement d'orientation produit le modification des tests et du code est plus rapid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clusion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quipe</text:p>
                <text:list>
                  <text:list-item>
                    <text:p>Plus soudée autour du projet : </text:p>
                    <text:list>
                      <text:list-item>
                        <text:p>même niveau de compréhension pour tout le monde</text:p>
                      </text:list-item>
                      <text:list-item>
                        <text:p>collaboration étroite DEV / PO est nécessaire</text:p>
                      </text:list-item>
                    </text:list>
                  </text:list-item>
                </text:list>
              </text:list-item>
              <text:list-item>
                <text:p>Code</text:p>
                <text:list>
                  <text:list-item>
                    <text:p>On écrit uniquement ce qui est nécessaire</text:p>
                  </text:list-item>
                  <text:list-item>
                    <text:p>On écrit un code flexible</text:p>
                  </text:list-item>
                </text:list>
              </text:list-item>
              <text:list-item>
                <text:p>Facteur d'échec</text:p>
                <text:list>
                  <text:list-item>
                    <text:p>DEV ou PO non impliqués</text:p>
                  </text:list-item>
                  <text:list-item>
                    <text:p>BDD appliqué en cours de projet, doit être fait en premi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99cm" svg:height="1.195cm" svg:x="0cm" svg:y="0.054cm">
          <draw:text-box>
            <text:p><text:span text:style-name="T2">BDD, </text:span><text:span text:style-name="T3">le</text:span><text:span text:style-name="T2"> pourquoi et le com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"><text:a xlink:href="https://docs.google.com/forms/d/e/1FAIpQLSdNXuLYDPJSi8I5rVatFISpC9sofuYp9J35ci7WB3lpcU_yTQ/viewform?edit2=2_ABaOnueY2fDbbcSwdxt31j6vidTdBP5j0hnwjqfD1LQa-_jZ8yhz4xtw55KpLg" xlink:type="simple">Candidature</text:a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7-28T08:59:54.112073447</dc:date>
    <dc:creator>Gérald Reinhart</dc:creator>
    <meta:editing-duration>PT9H4M53S</meta:editing-duration>
    <meta:editing-cycles>63</meta:editing-cycles>
    <meta:generator>LibreOffice/4.2.8.2$Linux_X86_64 LibreOffice_project/420$Build-2</meta:generator>
    <meta:document-statistic meta:object-count="75"/>
  </office:meta>
</office:document-meta>
</file>